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2f743" officeooo:paragraph-rsid="0002f743"/>
    </style:style>
    <style:style style:name="P2" style:family="paragraph" style:parent-style-name="Standard">
      <style:text-properties officeooo:rsid="00041c95" officeooo:paragraph-rsid="00041c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A.1</text:p>
      <text:p text:style-name="P1"/>
      <text:p text:style-name="P1">1)</text:p>
      <text:p text:style-name="P1">tail -n 4 email1.txt | md5sum</text:p>
      <text:p text:style-name="P1">6f07cf12710da99056f9d9fb631883e9</text:p>
      <text:p text:style-name="P1"/>
      <text:p text:style-name="P1">2)</text:p>
      <text:p text:style-name="P2"><text:bookmark-start text:name="__DdeLink__0_894955490"/>e46dace2f240c9f5d276a2501471a404<text:bookmark-end text:name="__DdeLink__0_894955490"/></text:p>
      <text:p text:style-name="P2"/>
      <text:p text:style-name="P2">3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rk </meta:initial-creator>
    <meta:creation-date>2017-09-17T21:21:21.480304871</meta:creation-date>
    <dc:date>2017-09-17T22:57:58.662048551</dc:date>
    <dc:creator>work </dc:creator>
    <meta:editing-duration>PT22M59S</meta:editing-duration>
    <meta:editing-cycles>1</meta:editing-cycles>
    <meta:document-statistic meta:table-count="0" meta:image-count="0" meta:object-count="0" meta:page-count="1" meta:paragraph-count="7" meta:word-count="13" meta:character-count="111" meta:non-whitespace-character-count="105"/>
    <meta:generator>LibreOffice/4.3.3.2$Linux_X86_64 LibreOffice_project/430m0$Build-2</meta:generator>
  </office:meta>
</office:document-meta>
</file>